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469cm" fo:min-width="2.362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4.015cm" fo:min-width="2.252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3.391cm" fo:min-width="2.252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2.699cm" fo:min-width="2.252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1.814cm" fo:min-width="2.326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1.584cm" fo:min-width="2.35cm"/>
    </style:style>
    <style:style style:name="gr7" style:family="graphic" style:parent-style-name="objectwithoutfill">
      <style:graphic-properties draw:marker-start="" draw:marker-end="Arrowheads_20_1" draw:marker-end-width="0.3cm" draw:fill="none" draw:textarea-vertical-align="middle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3.38cm" fo:min-width="2.252cm"/>
    </style:style>
    <style:style style:name="gr9" style:family="graphic" style:parent-style-name="objectwithoutfill">
      <style:graphic-properties draw:marker-end="CF_20_Many" draw:marker-end-width="0.3cm" draw:fill="none" draw:textarea-vertical-align="middle"/>
    </style:style>
    <style:style style:name="gr10" style:family="graphic" style:parent-style-name="objectwithoutfill">
      <style:graphic-properties draw:marker-start="" draw:marker-end="Arrowheads_20_2" draw:marker-end-width="0.3cm" draw:fill="none" draw:textarea-vertical-align="middle"/>
    </style:style>
    <style:style style:name="gr11" style:family="graphic" style:parent-style-name="standard">
      <style:graphic-properties draw:stroke="none" draw:fill="none" draw:textarea-horizontal-align="justify" draw:textarea-vertical-align="middle" draw:auto-grow-height="false" fo:min-height="0.258cm" fo:min-width="0.7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0pt" fo:font-weight="normal" style:font-size-asian="12pt" style:font-weight-asian="normal" style:font-size-complex="12pt" style:font-weight-complex="normal"/>
    </style:style>
    <style:style style:name="P3" style:family="paragraph">
      <loext:graphic-properties draw:fill="none"/>
      <style:paragraph-properties fo:text-align="center"/>
      <style:text-properties fo:font-size="10pt" style:font-size-asian="12pt" style:font-size-complex="12pt"/>
    </style:style>
    <style:style style:name="P4" style:family="paragraph">
      <loext:graphic-properties draw:fill="none"/>
      <style:paragraph-properties fo:text-align="center"/>
      <style:text-properties fo:font-size="10pt"/>
    </style:style>
    <style:style style:name="P5" style:family="paragraph">
      <loext:graphic-properties draw:fill="none"/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P6" style:family="paragraph">
      <loext:graphic-properties draw:fill="none"/>
      <style:paragraph-properties fo:text-align="center"/>
      <style:text-properties fo:font-size="8pt" style:font-size-asian="8pt" style:font-size-complex="8pt"/>
    </style:style>
    <style:style style:name="P7" style:family="paragraph">
      <loext:graphic-properties draw:fill="none"/>
      <style:paragraph-properties fo:text-align="center"/>
      <style:text-properties fo:font-size="8pt"/>
    </style:style>
    <style:style style:name="T1" style:family="text">
      <style:text-properties fo:font-size="10pt" fo:font-weight="normal" style:font-size-asian="12pt" style:font-weight-asian="normal" style:font-size-complex="12pt" style:font-weight-complex="normal"/>
    </style:style>
    <style:style style:name="T2" style:family="text">
      <style:text-properties fo:font-size="10pt" style:font-size-asian="12pt" style:font-size-complex="12pt"/>
    </style:style>
    <style:style style:name="T3" style:family="text">
      <style:text-properties fo:font-size="10pt" style:text-underline-style="none" fo:font-weight="normal" style:font-size-asian="12pt" style:font-weight-asian="normal" style:font-size-complex="12pt" style:font-weight-complex="normal"/>
    </style:style>
    <style:style style:name="T4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7" draw:id="id7" draw:layer="layout" svg:width="3.048cm" svg:height="1.905cm" svg:x="14.97cm" svg:y="7.42cm">
          <draw:glue-point draw:id="4" svg:x="-5cm" svg:y="2.635cm"/>
          <draw:glue-point draw:id="5" svg:x="-5cm" svg:y="-1.364cm"/>
          <draw:glue-point draw:id="6" svg:x="-4.678cm" svg:y="-4.362cm"/>
          <text:p text:style-name="P1"><text:span text:style-name="T1">cmte_contri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4" draw:id="id4" draw:layer="layout" svg:width="3.048cm" svg:height="4.561cm" svg:x="10.144cm" svg:y="7.488cm">
          <draw:glue-point draw:id="4" svg:x="-5cm" svg:y="-3.352cm"/>
          <draw:glue-point draw:id="5" svg:x="5cm" svg:y="-3.63cm"/>
          <draw:glue-point draw:id="6" svg:x="5cm" svg:y="-1.96cm"/>
          <draw:glue-point draw:id="7" svg:x="5cm" svg:y="1.659cm"/>
          <draw:glue-point draw:id="8" svg:x="5cm" svg:y="3.608cm"/>
          <draw:glue-point draw:id="9" svg:x="-5cm" svg:y="2.216cm"/>
          <draw:glue-point draw:id="10" svg:x="-1.666cm" svg:y="5.001cm"/>
          <draw:glue-point draw:id="11" svg:x="1.666cm" svg:y="5.001cm"/>
          <draw:glue-point draw:id="12" svg:x="-1.666cm" svg:y="-5.003cm"/>
          <draw:glue-point draw:id="13" svg:x="1.666cm" svg:y="-5.003cm"/>
          <text:p text:style-name="P1"><text:span text:style-name="T1">cm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" draw:id="id3" draw:layer="layout" svg:width="3.048cm" svg:height="3.937cm" svg:x="5.299cm" svg:y="5.064cm">
          <draw:glue-point draw:id="4" svg:x="5cm" svg:y="-3.063cm"/>
          <draw:glue-point draw:id="5" svg:x="5cm" svg:y="3.065cm"/>
          <text:p text:style-name="P1"><text:span text:style-name="T2">cand_cm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8" draw:id="id8" draw:layer="layout" svg:width="3.048cm" svg:height="3.245cm" svg:x="10.144cm" svg:y="13.195cm">
          <draw:glue-point draw:id="4" svg:x="-1.666cm" svg:y="-5.007cm"/>
          <draw:glue-point draw:id="5" svg:x="1.666cm" svg:y="-5.007cm"/>
          <text:p text:style-name="P1"><text:span text:style-name="T2">indiv_contri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" draw:id="id6" draw:layer="layout" svg:width="3.048cm" svg:height="1.905cm" svg:x="15.016cm" svg:y="10.017cm">
          <draw:glue-point draw:id="4" svg:x="-5.003cm" svg:y="-2.33cm"/>
          <draw:glue-point draw:id="5" svg:x="-5.003cm" svg:y="2.335cm"/>
          <text:p text:style-name="P1"><text:span text:style-name="T1">cmte_mis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5" draw:id="id5" draw:layer="layout" svg:width="3.048cm" svg:height="2.286cm" svg:x="5.299cm" svg:y="9.636cm">
          <text:p text:style-name="P1"><text:span text:style-name="T2">cmte_f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2" draw:id="id2" draw:layer="layout" svg:width="3.048cm" svg:height="2.032cm" svg:x="5.299cm" svg:y="2.397cm">
          <text:p text:style-name="P1"><text:span text:style-name="T2">cand_f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4" draw:layer="layout" draw:type="line" svg:x1="10.144cm" svg:y1="3.414cm" svg:x2="8.347cm" svg:y2="3.413cm" draw:start-shape="id1" draw:start-glue-point="6" draw:end-shape="id2" draw:end-glue-point="1" svg:d="M10144 3414l-1797-1" svg:viewBox="0 0 1798 2">
          <text:p/>
        </draw:connector>
        <draw:custom-shape draw:style-name="gr8" draw:text-style-name="P5" xml:id="id1" draw:id="id1" draw:layer="layout" svg:width="3.048cm" svg:height="3.926cm" svg:x="10.144cm" svg:y="2.524cm">
          <draw:glue-point draw:id="4" svg:x="-5.003cm" svg:y="3.41cm"/>
          <draw:glue-point draw:id="5" svg:x="5cm" svg:y="3.41cm"/>
          <draw:glue-point draw:id="6" svg:x="-5cm" svg:y="-2.735cm"/>
          <draw:glue-point draw:id="7" svg:x="-1.666cm" svg:y="5.005cm"/>
          <draw:glue-point draw:id="8" svg:x="1.666cm" svg:y="5.005cm"/>
          <text:p text:style-name="P1"><text:span text:style-name="T3">ca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4" draw:layer="layout" draw:type="line" svg:x1="10.144cm" svg:y1="5.825cm" svg:x2="8.347cm" svg:y2="5.827cm" draw:start-shape="id1" draw:start-glue-point="4" draw:end-shape="id3" draw:end-glue-point="4" svg:d="M10144 5825l-1797 2" svg:viewBox="0 0 1798 3">
          <text:p/>
        </draw:connector>
        <draw:connector draw:style-name="gr9" draw:text-style-name="P4" draw:layer="layout" draw:type="line" svg:x1="10.144cm" svg:y1="8.24cm" svg:x2="8.347cm" svg:y2="8.238cm" draw:start-shape="id4" draw:start-glue-point="4" draw:end-shape="id3" draw:end-glue-point="5" svg:d="M10144 8240l-1797-2" svg:viewBox="0 0 1798 3">
          <text:p/>
        </draw:connector>
        <draw:connector draw:style-name="gr10" draw:text-style-name="P4" draw:layer="layout" draw:type="line" svg:x1="10.144cm" svg:y1="10.778cm" svg:x2="8.347cm" svg:y2="10.779cm" draw:start-shape="id4" draw:start-glue-point="9" draw:end-shape="id5" svg:d="M10144 10778l-1797 1" svg:viewBox="0 0 1798 2">
          <text:p/>
        </draw:connector>
        <draw:connector draw:style-name="gr9" draw:text-style-name="P6" draw:layer="layout" draw:type="line" svg:x1="11.161cm" svg:y1="6.45cm" svg:x2="11.161cm" svg:y2="7.488cm" draw:start-shape="id1" draw:start-glue-point="7" draw:end-shape="id4" draw:end-glue-point="12" svg:d="M11161 6450v1038" svg:viewBox="0 0 1 1039">
          <text:p/>
        </draw:connector>
        <draw:connector draw:style-name="gr9" draw:text-style-name="P7" draw:layer="layout" draw:type="line" svg:x1="13.192cm" svg:y1="11.413cm" svg:x2="15.016cm" svg:y2="11.413cm" draw:start-shape="id4" draw:start-glue-point="8" draw:end-shape="id6" draw:end-glue-point="5" svg:d="M13192 11413h1824" svg:viewBox="0 0 1825 1">
          <text:p/>
        </draw:connector>
        <draw:connector draw:style-name="gr9" draw:text-style-name="P7" draw:layer="layout" draw:type="line" svg:x1="13.192cm" svg:y1="10.524cm" svg:x2="15.016cm" svg:y2="10.526cm" draw:start-shape="id4" draw:start-glue-point="7" draw:end-shape="id6" draw:end-glue-point="4" svg:d="M13192 10524l1824 2" svg:viewBox="0 0 1825 3">
          <text:p/>
        </draw:connector>
        <draw:connector draw:style-name="gr9" draw:text-style-name="P7" draw:layer="layout" draw:type="line" svg:x1="13.192cm" svg:y1="8.113cm" svg:x2="14.97cm" svg:y2="8.113cm" draw:start-shape="id4" draw:start-glue-point="5" draw:end-shape="id7" draw:end-glue-point="5" svg:d="M13192 8113h1778" svg:viewBox="0 0 1779 1">
          <text:p/>
        </draw:connector>
        <draw:connector draw:style-name="gr9" draw:text-style-name="P7" draw:layer="layout" draw:type="line" svg:x1="13.192cm" svg:y1="8.875cm" svg:x2="14.97cm" svg:y2="8.873cm" draw:start-shape="id4" draw:start-glue-point="6" draw:end-shape="id7" draw:end-glue-point="4" svg:d="M13192 8875l1778-2" svg:viewBox="0 0 1779 3">
          <text:p/>
        </draw:connector>
        <draw:connector draw:style-name="gr9" draw:text-style-name="P4" draw:layer="layout" draw:type="line" svg:x1="11.161cm" svg:y1="12.048cm" svg:x2="11.161cm" svg:y2="13.195cm" draw:start-shape="id4" draw:start-glue-point="10" draw:end-shape="id8" draw:end-glue-point="4" svg:d="M11161 12048v1147" svg:viewBox="0 0 1 1148">
          <text:p/>
        </draw:connector>
        <draw:connector draw:style-name="gr9" draw:text-style-name="P4" draw:layer="layout" draw:type="line" svg:x1="12.175cm" svg:y1="12.048cm" svg:x2="12.175cm" svg:y2="13.195cm" draw:start-shape="id4" draw:start-glue-point="11" draw:end-shape="id8" draw:end-glue-point="5" svg:d="M12175 12048v1147" svg:viewBox="0 0 1 1148">
          <text:p/>
        </draw:connector>
        <draw:custom-shape draw:style-name="gr11" draw:text-style-name="P6" draw:layer="layout" svg:width="1.27cm" svg:height="0.508cm" svg:x="9.768cm" svg:y="6.961cm">
          <text:p text:style-name="P1"><text:span text:style-name="T4">cand_id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1.27cm" svg:height="0.508cm" svg:x="13.7cm" svg:y="8.366cm">
          <text:p text:style-name="P1"><text:span text:style-name="T4">other_id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1.27cm" svg:height="0.508cm" svg:x="13.7cm" svg:y="10.017cm">
          <text:p text:style-name="P1"><text:span text:style-name="T4">cmte_id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1.27cm" svg:height="0.508cm" svg:x="13.7cm" svg:y="10.906cm">
          <text:p text:style-name="P1"><text:span text:style-name="T4">other_id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1.27cm" svg:height="0.508cm" svg:x="13.7cm" svg:y="7.604cm">
          <text:p text:style-name="P1"><text:span text:style-name="T4">cmte_id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1.27cm" svg:height="0.508cm" svg:x="12.176cm" svg:y="12.63cm">
          <text:p text:style-name="P1"><text:span text:style-name="T4">other_id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1.27cm" svg:height="0.508cm" svg:x="9.89cm" svg:y="12.63cm">
          <text:p text:style-name="P1"><text:span text:style-name="T4">cmte_id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1.27cm" svg:height="0.508cm" svg:x="8.366cm" svg:y="5.318cm">
          <text:p text:style-name="P1"><text:span text:style-name="T4">cand_id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1.27cm" svg:height="0.508cm" svg:x="8.366cm" svg:y="7.731cm">
          <text:p text:style-name="P1"><text:span text:style-name="T4">cmte_id</text:span>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draw:type="line" svg:x1="12.175cm" svg:y1="7.488cm" svg:x2="12.175cm" svg:y2="6.45cm" draw:start-shape="id4" draw:start-glue-point="13" draw:end-shape="id1" draw:end-glue-point="8" svg:d="M12175 7488v-1038" svg:viewBox="0 0 1 1039">
          <text:p/>
        </draw:connector>
        <draw:connector draw:style-name="gr9" draw:text-style-name="P6" draw:layer="layout" draw:type="line" svg:x1="13.192cm" svg:y1="5.825cm" svg:x2="15.069cm" svg:y2="7.542cm" draw:start-shape="id1" draw:start-glue-point="5" draw:end-shape="id7" draw:end-glue-point="6" svg:d="M13192 5825l1877 1717" svg:viewBox="0 0 1878 1718">
          <text:p/>
        </draw:connector>
        <draw:custom-shape draw:style-name="gr11" draw:text-style-name="P6" draw:layer="layout" svg:width="1.27cm" svg:height="0.508cm" svg:x="12.272cm" svg:y="6.471cm">
          <text:p text:style-name="P1"><text:span text:style-name="T4">cmte_pcc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1.27cm" svg:height="0.508cm" svg:x="14.768cm" svg:y="6.861cm">
          <text:p text:style-name="P1"><text:span text:style-name="T4">cand_id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1.27cm" svg:height="0.508cm" svg:x="8.366cm" svg:y="10.231cm">
          <text:p text:style-name="P1"><text:span text:style-name="T4">cmte_id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1.27cm" svg:height="0.508cm" svg:x="8.366cm" svg:y="2.918cm">
          <text:p text:style-name="P1"><text:span text:style-name="T4">cand_id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3000 3000" svg:d="M1500 3000l1500-2789v-211h-114l-1286 2392v-2392h-200v2392l-1286-2392h-114v211z"/>
    <draw:marker draw:name="Arrowheads_20_2" draw:display-name="Arrowheads 2" svg:viewBox="0 0 3000 3000" svg:d="M1500 3000l1500-2789v-211h-114l-1286 2392v-2392h-200v2392l-1286-2392h-114v211z"/>
    <draw:marker draw:name="CF_20_Many" draw:display-name="CF Many" svg:viewBox="0 0 3000 3000" svg:d="M1500 3000l1500-2789v-211h-114l-1286 2392v-2392h-200v2392l-1286-2392h-114v21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7T16:12:19.868474430</meta:creation-date>
    <dc:date>2019-09-20T09:33:42.845594322</dc:date>
    <meta:editing-duration>PT24M30S</meta:editing-duration>
    <meta:editing-cycles>6</meta:editing-cycles>
    <meta:generator>LibreOffice/6.0.7.3$Linux_X86_64 LibreOffice_project/00m0$Build-3</meta:generator>
    <meta:document-statistic meta:object-count="34"/>
  </office:meta>
</office:document-meta>
</file>